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0.95pt"/>
    </style:style>
    <style:style style:name="co2" style:family="table-column">
      <style:table-column-properties fo:break-before="auto" style:column-width="115.31pt"/>
    </style:style>
    <style:style style:name="co3" style:family="table-column">
      <style:table-column-properties fo:break-before="auto" style:column-width="75.71pt"/>
    </style:style>
    <style:style style:name="co4" style:family="table-column">
      <style:table-column-properties fo:break-before="auto" style:column-width="107.55pt"/>
    </style:style>
    <style:style style:name="co5" style:family="table-column">
      <style:table-column-properties fo:break-before="auto" style:column-width="87.79pt"/>
    </style:style>
    <style:style style:name="co6" style:family="table-column">
      <style:table-column-properties fo:break-before="auto" style:column-width="93.6pt"/>
    </style:style>
    <style:style style:name="co7" style:family="table-column">
      <style:table-column-properties fo:break-before="auto" style:column-width="91.16pt"/>
    </style:style>
    <style:style style:name="co8" style:family="table-column">
      <style:table-column-properties fo:break-before="auto" style:column-width="90.2pt"/>
    </style:style>
    <style:style style:name="co9" style:family="table-column">
      <style:table-column-properties fo:break-before="auto" style:column-width="92.15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68.51pt"/>
    </style:style>
    <style:style style:name="co12" style:family="table-column">
      <style:table-column-properties fo:break-before="auto" style:column-width="70.89pt"/>
    </style:style>
    <style:style style:name="co13" style:family="table-column">
      <style:table-column-properties fo:break-before="auto" style:column-width="69.96pt"/>
    </style:style>
    <style:style style:name="co14" style:family="table-column">
      <style:table-column-properties fo:break-before="auto" style:column-width="70.41pt"/>
    </style:style>
    <style:style style:name="co15" style:family="table-column">
      <style:table-column-properties fo:break-before="auto" style:column-width="78.6pt"/>
    </style:style>
    <style:style style:name="co16" style:family="table-column">
      <style:table-column-properties fo:break-before="auto" style:column-width="77.16pt"/>
    </style:style>
    <style:style style:name="co17" style:family="table-column">
      <style:table-column-properties fo:break-before="auto" style:column-width="79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dfce4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dfce4" fo:border="0.06pt solid #000000"/>
    </style:style>
    <style:style style:name="ce3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Ru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Rules </text:p>
          </table:table-cell>
          <table:table-cell table:style-name="ce1" office:value-type="string" calcext:value-type="string">
            <text:p>Mean Best F1 Score</text:p>
          </table:table-cell>
          <table:table-cell table:style-name="ce1" office:value-type="string" calcext:value-type="string">
            <text:p>Stdev Best F1</text:p>
          </table:table-cell>
          <table:table-cell table:style-name="ce1" office:value-type="string" calcext:value-type="string">
            <text:p>Single Rule Best F1</text:p>
          </table:table-cell>
          <table:table-cell table:style-name="ce1" office:value-type="string" calcext:value-type="string">
            <text:p>Overall Mean F1</text:p>
          </table:table-cell>
          <table:table-cell table:style-name="ce1" office:value-type="string" calcext:value-type="string">
            <text:p>Param 1 mean F1</text:p>
          </table:table-cell>
          <table:table-cell table:style-name="ce1" office:value-type="string" calcext:value-type="string">
            <text:p>Param 2 mean F1</text:p>
          </table:table-cell>
          <table:table-cell table:style-name="ce1" office:value-type="string" calcext:value-type="string">
            <text:p>Param 3 mean F1</text:p>
          </table:table-cell>
          <table:table-cell table:style-name="ce1" office:value-type="string" calcext:value-type="string">
            <text:p>Param 4 mean F1</text:p>
          </table:table-cell>
        </table:table-row>
        <table:table-row table:style-name="ro1">
          <table:table-cell table:style-name="ce1" office:value-type="string" calcext:value-type="string">
            <text:p>Run – Non Sequenc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 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 6 (all data)</text:p>
          </table:table-cell>
          <table:table-cell table:number-columns-repeated="8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ce1" office:value-type="string" calcext:value-type="string">
            <text:p>Run – Sequen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 2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 3 (all data)</text:p>
          </table:table-cell>
          <table:table-cell table:number-columns-repeated="8"/>
        </table:table-row>
      </table:table>
      <table:table table:name="Ensemb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number-columns-repeated="1011" table:default-cell-style-name="Default"/>
        <table:table-row table:style-name="ro1">
          <table:table-cell table:style-name="ce1" office:value-type="string" calcext:value-type="string">
            <text:p>Rules </text:p>
          </table:table-cell>
          <table:table-cell table:style-name="ce1" office:value-type="string" calcext:value-type="string">
            <text:p>Mean Best F1 Score</text:p>
          </table:table-cell>
          <table:table-cell table:style-name="ce1" office:value-type="string" calcext:value-type="string">
            <text:p>Stdev Best F1</text:p>
          </table:table-cell>
          <table:table-cell table:style-name="ce1" office:value-type="string" calcext:value-type="string">
            <text:p>Single Rule Best F1</text:p>
          </table:table-cell>
          <table:table-cell table:style-name="ce1" office:value-type="string" calcext:value-type="string">
            <text:p>Overall Mean F1</text:p>
          </table:table-cell>
          <table:table-cell table:style-name="ce1" office:value-type="string" calcext:value-type="string">
            <text:p>Param 1 mean F1</text:p>
          </table:table-cell>
          <table:table-cell table:style-name="ce1" office:value-type="string" calcext:value-type="string">
            <text:p>Param 2 mean F1</text:p>
          </table:table-cell>
          <table:table-cell table:style-name="ce1" office:value-type="string" calcext:value-type="string">
            <text:p>Param 3 mean F1</text:p>
          </table:table-cell>
          <table:table-cell table:style-name="ce1" office:value-type="string" calcext:value-type="string">
            <text:p>Param 4 mean F1</text:p>
          </table:table-cell>
          <table:table-cell table:style-name="ce1" office:value-type="string" calcext:value-type="string">
            <text:p>Param 1 Best</text:p>
          </table:table-cell>
          <table:table-cell table:style-name="ce1" office:value-type="string" calcext:value-type="string">
            <text:p>Param 2 Best</text:p>
          </table:table-cell>
          <table:table-cell table:style-name="ce1" office:value-type="string" calcext:value-type="string">
            <text:p>Param 3 Best</text:p>
          </table:table-cell>
          <table:table-cell table:style-name="ce1" office:value-type="string" calcext:value-type="string">
            <text:p>Param 4 Best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Run – Non Sequence </text:p>
          </table:table-cell>
          <table:table-cell table:style-name="ce5" table:number-columns-repeated="1023"/>
        </table:table-row>
        <table:table-row table:style-name="ro1">
          <table:table-cell office:value-type="string" calcext:value-type="string">
            <text:p>Initial A</text:p>
          </table:table-cell>
          <table:table-cell office:value-type="float" office:value="0.790989560945878" calcext:value-type="float">
            <text:p>0.790989560945878</text:p>
          </table:table-cell>
          <table:table-cell office:value-type="float" office:value="0.0585914158779938" calcext:value-type="float">
            <text:p>0.058591415877994</text:p>
          </table:table-cell>
          <table:table-cell office:value-type="float" office:value="0.872340425531915" calcext:value-type="float">
            <text:p>0.872340425531915</text:p>
          </table:table-cell>
          <table:table-cell office:value-type="float" office:value="0.486473551515412" calcext:value-type="float">
            <text:p>0.486473551515412</text:p>
          </table:table-cell>
          <table:table-cell office:value-type="float" office:value="0.385352704409809" calcext:value-type="float">
            <text:p>0.385352704409809</text:p>
          </table:table-cell>
          <table:table-cell office:value-type="float" office:value="0.489803288046544" calcext:value-type="float">
            <text:p>0.489803288046544</text:p>
          </table:table-cell>
          <table:table-cell office:value-type="float" office:value="0.780299211772955" calcext:value-type="float">
            <text:p>0.780299211772955</text:p>
          </table:table-cell>
          <table:table-cell office:value-type="float" office:value="0.789421481455116" calcext:value-type="float">
            <text:p>0.789421481455116</text:p>
          </table:table-cell>
          <table:table-cell table:style-name="ce3" office:value-type="float" office:value="0.327699690443296" calcext:value-type="float">
            <text:p>0.327699690443296</text:p>
          </table:table-cell>
          <table:table-cell table:style-name="ce3" office:value-type="float" office:value="0.329740347349996" calcext:value-type="float">
            <text:p>0.329740347349996</text:p>
          </table:table-cell>
          <table:table-cell table:style-name="ce3" office:value-type="float" office:value="0.452542599435586" calcext:value-type="float">
            <text:p>0.452542599435586</text:p>
          </table:table-cell>
          <table:table-cell table:style-name="ce3" office:value-type="float" office:value="0.5078667810859" calcext:value-type="float">
            <text:p>0.5078667810859</text:p>
          </table:table-cell>
          <table:table-cell office:value-type="string" calcext:value-type="string">
            <text:p>Suspect highlighted is wrong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itial B (all data)</text:p>
          </table:table-cell>
          <table:table-cell office:value-type="float" office:value="0.796956150176173" calcext:value-type="float">
            <text:p>0.796956150176173</text:p>
          </table:table-cell>
          <table:table-cell office:value-type="float" office:value="0.112893460920961" calcext:value-type="float">
            <text:p>0.112893460920961</text:p>
          </table:table-cell>
          <table:table-cell office:value-type="float" office:value="0.871345029239766" calcext:value-type="float">
            <text:p>0.871345029239766</text:p>
          </table:table-cell>
          <table:table-cell office:value-type="float" office:value="0.561627655414036" calcext:value-type="float">
            <text:p>0.561627655414036</text:p>
          </table:table-cell>
          <table:table-cell office:value-type="float" office:value="0.547024260265773" calcext:value-type="float">
            <text:p>0.547024260265773</text:p>
          </table:table-cell>
          <table:table-cell office:value-type="float" office:value="0.614037151193797" calcext:value-type="float">
            <text:p>0.614037151193797</text:p>
          </table:table-cell>
          <table:table-cell office:value-type="float" office:value="0.781003555057693" calcext:value-type="float">
            <text:p>0.781003555057693</text:p>
          </table:table-cell>
          <table:table-cell office:value-type="float" office:value="0.796440385452083" calcext:value-type="float">
            <text:p>0.796440385452083</text:p>
          </table:table-cell>
          <table:table-cell table:style-name="ce3" office:value-type="float" office:value="0.391421672422435" calcext:value-type="float">
            <text:p>0.391421672422435</text:p>
          </table:table-cell>
          <table:table-cell table:style-name="ce3" office:value-type="float" office:value="0.395411002951088" calcext:value-type="float">
            <text:p>0.395411002951088</text:p>
          </table:table-cell>
          <table:table-cell table:style-name="ce3" office:value-type="float" office:value="0.527061133910244" calcext:value-type="float">
            <text:p>0.527061133910244</text:p>
          </table:table-cell>
          <table:table-cell table:style-name="ce3" office:value-type="float" office:value="0.581255373956312" calcext:value-type="float">
            <text:p>0.5812553739563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C</text:p>
          </table:table-cell>
          <table:table-cell office:value-type="float" office:value="0.575936525285212" calcext:value-type="float">
            <text:p>0.575936525285212</text:p>
          </table:table-cell>
          <table:table-cell office:value-type="float" office:value="0.113464766730797" calcext:value-type="float">
            <text:p>0.113464766730797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441983197778071" calcext:value-type="float">
            <text:p>0.441983197778071</text:p>
          </table:table-cell>
          <table:table-cell office:value-type="float" office:value="0.474553854116295" calcext:value-type="float">
            <text:p>0.474553854116295</text:p>
          </table:table-cell>
          <table:table-cell office:value-type="float" office:value="0.523087303034835" calcext:value-type="float">
            <text:p>0.523087303034835</text:p>
          </table:table-cell>
          <table:table-cell office:value-type="float" office:value="0.395756306593388" calcext:value-type="float">
            <text:p>0.395756306593388</text:p>
          </table:table-cell>
          <table:table-cell office:value-type="float" office:value="0.4400791763731" calcext:value-type="float">
            <text:p>0.4400791763731</text:p>
          </table:table-cell>
          <table:table-cell table:style-name="ce3" office:value-type="float" office:value="0.482783047895291" calcext:value-type="float">
            <text:p>0.482783047895291</text:p>
          </table:table-cell>
          <table:table-cell table:style-name="ce3" office:value-type="float" office:value="0.536179713516991" calcext:value-type="float">
            <text:p>0.536179713516991</text:p>
          </table:table-cell>
          <table:table-cell table:style-name="ce3" office:value-type="float" office:value="0.414839582507308" calcext:value-type="float">
            <text:p>0.414839582507308</text:p>
          </table:table-cell>
          <table:table-cell table:style-name="ce3" office:value-type="float" office:value="0.464779357286136" calcext:value-type="float">
            <text:p>0.4647793572861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D (All data)</text:p>
          </table:table-cell>
          <table:table-cell office:value-type="float" office:value="0.592760738425635" calcext:value-type="float">
            <text:p>0.592760738425635</text:p>
          </table:table-cell>
          <table:table-cell office:value-type="float" office:value="0.148834474305973" calcext:value-type="float">
            <text:p>0.148834474305973</text:p>
          </table:table-cell>
          <table:table-cell office:value-type="float" office:value="0.724137931034483" calcext:value-type="float">
            <text:p>0.724137931034483</text:p>
          </table:table-cell>
          <table:table-cell office:value-type="float" office:value="0.485378761818852" calcext:value-type="float">
            <text:p>0.485378761818852</text:p>
          </table:table-cell>
          <table:table-cell office:value-type="float" office:value="0.531521260180051" calcext:value-type="float">
            <text:p>0.531521260180051</text:p>
          </table:table-cell>
          <table:table-cell office:value-type="float" office:value="0.583109115477866" calcext:value-type="float">
            <text:p>0.583109115477866</text:p>
          </table:table-cell>
          <table:table-cell office:value-type="float" office:value="0.471479468020123" calcext:value-type="float">
            <text:p>0.471479468020123</text:p>
          </table:table-cell>
          <table:table-cell office:value-type="float" office:value="0.517489291133636" calcext:value-type="float">
            <text:p>0.517489291133636</text:p>
          </table:table-cell>
          <table:table-cell table:style-name="ce3" office:value-type="float" office:value="0.474230413044163" calcext:value-type="float">
            <text:p>0.474230413044163</text:p>
          </table:table-cell>
          <table:table-cell table:style-name="ce3" office:value-type="float" office:value="0.499673718389962" calcext:value-type="float">
            <text:p>0.499673718389962</text:p>
          </table:table-cell>
          <table:table-cell table:style-name="ce3" office:value-type="float" office:value="0.464283906031071" calcext:value-type="float">
            <text:p>0.464283906031071</text:p>
          </table:table-cell>
          <table:table-cell table:style-name="ce3" office:value-type="float" office:value="0.498041221301159" calcext:value-type="float">
            <text:p>0.4980412213011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E</text:p>
          </table:table-cell>
          <table:table-cell office:value-type="float" office:value="0.369161604691341" calcext:value-type="float">
            <text:p>0.369161604691341</text:p>
          </table:table-cell>
          <table:table-cell office:value-type="float" office:value="0.174698064620544" calcext:value-type="float">
            <text:p>0.174698064620544</text:p>
          </table:table-cell>
          <table:table-cell office:value-type="float" office:value="0.597744360902256" calcext:value-type="float">
            <text:p>0.597744360902256</text:p>
          </table:table-cell>
          <table:table-cell office:value-type="float" office:value="0.349386333297968" calcext:value-type="float">
            <text:p>0.349386333297968</text:p>
          </table:table-cell>
          <table:table-cell office:value-type="float" office:value="0.363961018315379" calcext:value-type="float">
            <text:p>0.363961018315379</text:p>
          </table:table-cell>
          <table:table-cell office:value-type="float" office:value="0.364320180901617" calcext:value-type="float">
            <text:p>0.364320180901617</text:p>
          </table:table-cell>
          <table:table-cell office:value-type="float" office:value="0.36612621101066" calcext:value-type="float">
            <text:p>0.36612621101066</text:p>
          </table:table-cell>
          <table:table-cell office:value-type="float" office:value="0.369161604691341" calcext:value-type="float">
            <text:p>0.369161604691341</text:p>
          </table:table-cell>
          <table:table-cell office:value-type="float" office:value="0.336697485562058" calcext:value-type="float">
            <text:p>0.336697485562058</text:p>
          </table:table-cell>
          <table:table-cell office:value-type="float" office:value="0.347679515274992" calcext:value-type="float">
            <text:p>0.347679515274992</text:p>
          </table:table-cell>
          <table:table-cell office:value-type="float" office:value="0.330760618303775" calcext:value-type="float">
            <text:p>0.330760618303775</text:p>
          </table:table-cell>
          <table:table-cell office:value-type="float" office:value="0.33118983466362" calcext:value-type="float">
            <text:p>0.331189834663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F (All data) </text:p>
          </table:table-cell>
          <table:table-cell office:value-type="float" office:value="0.45201707334072" calcext:value-type="float">
            <text:p>0.45201707334072</text:p>
          </table:table-cell>
          <table:table-cell office:value-type="float" office:value="0.151598226051799" calcext:value-type="float">
            <text:p>0.151598226051799</text:p>
          </table:table-cell>
          <table:table-cell office:value-type="float" office:value="0.615678776290631" calcext:value-type="float">
            <text:p>0.615678776290631</text:p>
          </table:table-cell>
          <table:table-cell office:value-type="float" office:value="0.40118388932257" calcext:value-type="float">
            <text:p>0.40118388932257</text:p>
          </table:table-cell>
          <table:table-cell office:value-type="float" office:value="0.403234320509592" calcext:value-type="float">
            <text:p>0.403234320509592</text:p>
          </table:table-cell>
          <table:table-cell office:value-type="float" office:value="0.450608117118648" calcext:value-type="float">
            <text:p>0.450608117118648</text:p>
          </table:table-cell>
          <table:table-cell office:value-type="float" office:value="0.448076327847672" calcext:value-type="float">
            <text:p>0.448076327847672</text:p>
          </table:table-cell>
          <table:table-cell office:value-type="float" office:value="0.448508301410895" calcext:value-type="float">
            <text:p>0.448508301410895</text:p>
          </table:table-cell>
          <table:table-cell office:value-type="float" office:value="0.365638693337447" calcext:value-type="float">
            <text:p>0.365638693337447</text:p>
          </table:table-cell>
          <table:table-cell office:value-type="float" office:value="0.393814229824979" calcext:value-type="float">
            <text:p>0.393814229824979</text:p>
          </table:table-cell>
          <table:table-cell office:value-type="float" office:value="0.387786215595567" calcext:value-type="float">
            <text:p>0.387786215595567</text:p>
          </table:table-cell>
          <table:table-cell office:value-type="float" office:value="0.388161062704534" calcext:value-type="float">
            <text:p>0.3881610627045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itial H</text:p>
          </table:table-cell>
          <table:table-cell office:value-type="float" office:value="0.443734573028801" calcext:value-type="float">
            <text:p>0.443734573028801</text:p>
          </table:table-cell>
          <table:table-cell office:value-type="float" office:value="0.164648257039581" calcext:value-type="float">
            <text:p>0.164648257039581</text:p>
          </table:table-cell>
          <table:table-cell office:value-type="float" office:value="0.615678776290631" calcext:value-type="float">
            <text:p>0.615678776290631</text:p>
          </table:table-cell>
          <table:table-cell office:value-type="float" office:value="0.439295656174208" calcext:value-type="float">
            <text:p>0.439295656174208</text:p>
          </table:table-cell>
          <table:table-cell office:value-type="float" office:value="0.4401055999008" calcext:value-type="float">
            <text:p>0.4401055999008</text:p>
          </table:table-cell>
          <table:table-cell office:value-type="float" office:value="0.443200694884702" calcext:value-type="float">
            <text:p>0.443200694884702</text:p>
          </table:table-cell>
          <table:table-cell office:value-type="float" office:value="0.439425000790766" calcext:value-type="float">
            <text:p>0.439425000790766</text:p>
          </table:table-cell>
          <table:table-cell office:value-type="float" office:value="0.443461478496104" calcext:value-type="float">
            <text:p>0.443461478496104</text:p>
          </table:table-cell>
          <table:table-cell office:value-type="float" office:value="0.438189949181777" calcext:value-type="float">
            <text:p>0.438189949181777</text:p>
          </table:table-cell>
          <table:table-cell office:value-type="float" office:value="0.442305319603546" calcext:value-type="float">
            <text:p>0.442305319603546</text:p>
          </table:table-cell>
          <table:table-cell office:value-type="float" office:value="0.439462074823488" calcext:value-type="float">
            <text:p>0.439462074823488</text:p>
          </table:table-cell>
          <table:table-cell office:value-type="float" office:value="0.442744563881762" calcext:value-type="float">
            <text:p>0.44274456388176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Run – Sequence</text:p>
          </table:table-cell>
          <table:table-cell table:style-name="ce5" table:number-columns-repeated="1023"/>
        </table:table-row>
        <table:table-row table:style-name="ro1">
          <table:table-cell office:value-type="string" calcext:value-type="string">
            <text:p>Sequence A</text:p>
          </table:table-cell>
          <table:table-cell office:value-type="float" office:value="0.769537349895573" calcext:value-type="float">
            <text:p>0.769537349895573</text:p>
          </table:table-cell>
          <table:table-cell office:value-type="float" office:value="0.0757598290511416" calcext:value-type="float">
            <text:p>0.075759829051142</text:p>
          </table:table-cell>
          <table:table-cell office:value-type="float" office:value="0.845303867403315" calcext:value-type="float">
            <text:p>0.845303867403315</text:p>
          </table:table-cell>
          <table:table-cell office:value-type="float" office:value="0.536952833518432" calcext:value-type="float">
            <text:p>0.536952833518432</text:p>
          </table:table-cell>
          <table:table-cell office:value-type="float" office:value="0.313080181709616" calcext:value-type="float">
            <text:p>0.313080181709616</text:p>
          </table:table-cell>
          <table:table-cell office:value-type="float" office:value="0.502690865096088" calcext:value-type="float">
            <text:p>0.502690865096088</text:p>
          </table:table-cell>
          <table:table-cell office:value-type="float" office:value="0.443679035857321" calcext:value-type="float">
            <text:p>0.443679035857321</text:p>
          </table:table-cell>
          <table:table-cell office:value-type="float" office:value="0.563137536813848" calcext:value-type="float">
            <text:p>0.563137536813848</text:p>
          </table:table-cell>
          <table:table-cell table:style-name="ce3" office:value-type="float" office:value="0.681210511896631" calcext:value-type="float">
            <text:p>0.681210511896631</text:p>
          </table:table-cell>
          <table:table-cell table:style-name="ce3" office:value-type="float" office:value="0.729543411239763" calcext:value-type="float">
            <text:p>0.729543411239763</text:p>
          </table:table-cell>
          <table:table-cell table:style-name="ce3" office:value-type="float" office:value="0.70984160461016" calcext:value-type="float">
            <text:p>0.70984160461016</text:p>
          </table:table-cell>
          <table:table-cell table:style-name="ce3" office:value-type="float" office:value="0.750808802387396" calcext:value-type="float">
            <text:p>0.75080880238739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B (all data)</text:p>
          </table:table-cell>
          <table:table-cell office:value-type="float" office:value="0.783082756569219" calcext:value-type="float">
            <text:p>0.783082756569219</text:p>
          </table:table-cell>
          <table:table-cell office:value-type="float" office:value="0.131517286516607" calcext:value-type="float">
            <text:p>0.131517286516607</text:p>
          </table:table-cell>
          <table:table-cell office:value-type="float" office:value="0.860606060606061" calcext:value-type="float">
            <text:p>0.860606060606061</text:p>
          </table:table-cell>
          <table:table-cell office:value-type="float" office:value="0.593909342043299" calcext:value-type="float">
            <text:p>0.593909342043299</text:p>
          </table:table-cell>
          <table:table-cell office:value-type="float" office:value="0.360589579841095" calcext:value-type="float">
            <text:p>0.360589579841095</text:p>
          </table:table-cell>
          <table:table-cell office:value-type="float" office:value="0.529033857308833" calcext:value-type="float">
            <text:p>0.529033857308833</text:p>
          </table:table-cell>
          <table:table-cell office:value-type="float" office:value="0.549565943303907" calcext:value-type="float">
            <text:p>0.549565943303907</text:p>
          </table:table-cell>
          <table:table-cell office:value-type="float" office:value="0.630967952922813" calcext:value-type="float">
            <text:p>0.630967952922813</text:p>
          </table:table-cell>
          <table:table-cell table:style-name="ce3" office:value-type="float" office:value="0.729135219952162" calcext:value-type="float">
            <text:p>0.729135219952162</text:p>
          </table:table-cell>
          <table:table-cell table:style-name="ce3" office:value-type="float" office:value="0.752319562543076" calcext:value-type="float">
            <text:p>0.752319562543076</text:p>
          </table:table-cell>
          <table:table-cell table:style-name="ce3" office:value-type="float" office:value="0.736346625076031" calcext:value-type="float">
            <text:p>0.736346625076031</text:p>
          </table:table-cell>
          <table:table-cell table:style-name="ce3" office:value-type="float" office:value="0.767160391869464" calcext:value-type="float">
            <text:p>0.7671603918694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C </text:p>
          </table:table-cell>
          <table:table-cell office:value-type="float" office:value="0.713013964247515" calcext:value-type="float">
            <text:p>0.713013964247515</text:p>
          </table:table-cell>
          <table:table-cell office:value-type="float" office:value="0.185998558734508" calcext:value-type="float">
            <text:p>0.185998558734508</text:p>
          </table:table-cell>
          <table:table-cell office:value-type="float" office:value="0.8328611898017" calcext:value-type="float">
            <text:p>0.8328611898017</text:p>
          </table:table-cell>
          <table:table-cell office:value-type="float" office:value="0.615129701323867" calcext:value-type="float">
            <text:p>0.615129701323867</text:p>
          </table:table-cell>
          <table:table-cell office:value-type="float" office:value="0.664038594082746" calcext:value-type="float">
            <text:p>0.664038594082746</text:p>
          </table:table-cell>
          <table:table-cell office:value-type="float" office:value="0.693436167096306" calcext:value-type="float">
            <text:p>0.693436167096306</text:p>
          </table:table-cell>
          <table:table-cell office:value-type="float" office:value="0.560336952456223" calcext:value-type="float">
            <text:p>0.560336952456223</text:p>
          </table:table-cell>
          <table:table-cell office:value-type="float" office:value="0.584796633158137" calcext:value-type="float">
            <text:p>0.584796633158137</text:p>
          </table:table-cell>
          <table:table-cell table:style-name="ce3" office:value-type="float" office:value="0.674560114349392" calcext:value-type="float">
            <text:p>0.674560114349392</text:p>
          </table:table-cell>
          <table:table-cell table:style-name="ce3" office:value-type="float" office:value="0.694189894570128" calcext:value-type="float">
            <text:p>0.694189894570128</text:p>
          </table:table-cell>
          <table:table-cell table:style-name="ce3" office:value-type="float" office:value="0.561583144407107" calcext:value-type="float">
            <text:p>0.561583144407107</text:p>
          </table:table-cell>
          <table:table-cell table:style-name="ce3" office:value-type="float" office:value="0.597404786069592" calcext:value-type="float">
            <text:p>0.5974047860695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D (all data) </text:p>
          </table:table-cell>
          <table:table-cell office:value-type="float" office:value="0.731223786963538" calcext:value-type="float">
            <text:p>0.731223786963538</text:p>
          </table:table-cell>
          <table:table-cell office:value-type="float" office:value="0.170984505242342" calcext:value-type="float">
            <text:p>0.170984505242342</text:p>
          </table:table-cell>
          <table:table-cell office:value-type="float" office:value="0.83987915407855" calcext:value-type="float">
            <text:p>0.83987915407855</text:p>
          </table:table-cell>
          <table:table-cell office:value-type="float" office:value="0.618671845322913" calcext:value-type="float">
            <text:p>0.618671845322913</text:p>
          </table:table-cell>
          <table:table-cell office:value-type="float" office:value="0.663689908998544" calcext:value-type="float">
            <text:p>0.663689908998544</text:p>
          </table:table-cell>
          <table:table-cell office:value-type="float" office:value="0.720465110397333" calcext:value-type="float">
            <text:p>0.720465110397333</text:p>
          </table:table-cell>
          <table:table-cell office:value-type="float" office:value="0.593730799737815" calcext:value-type="float">
            <text:p>0.593730799737815</text:p>
          </table:table-cell>
          <table:table-cell office:value-type="float" office:value="0.621888856625075" calcext:value-type="float">
            <text:p>0.621888856625075</text:p>
          </table:table-cell>
          <table:table-cell table:style-name="ce3" office:value-type="float" office:value="0.627443628596537" calcext:value-type="float">
            <text:p>0.627443628596537</text:p>
          </table:table-cell>
          <table:table-cell table:style-name="ce3" office:value-type="float" office:value="0.673658458111259" calcext:value-type="float">
            <text:p>0.673658458111259</text:p>
          </table:table-cell>
          <table:table-cell table:style-name="ce3" office:value-type="float" office:value="0.589823043958755" calcext:value-type="float">
            <text:p>0.589823043958755</text:p>
          </table:table-cell>
          <table:table-cell table:style-name="ce3" office:value-type="float" office:value="0.617630413002482" calcext:value-type="float">
            <text:p>0.6176304130024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E</text:p>
          </table:table-cell>
          <table:table-cell office:value-type="float" office:value="0.4448580571567" calcext:value-type="float">
            <text:p>0.4448580571567</text:p>
          </table:table-cell>
          <table:table-cell office:value-type="float" office:value="0.181457887931143" calcext:value-type="float">
            <text:p>0.181457887931143</text:p>
          </table:table-cell>
          <table:table-cell office:value-type="float" office:value="0.725888324873096" calcext:value-type="float">
            <text:p>0.725888324873096</text:p>
          </table:table-cell>
          <table:table-cell office:value-type="float" office:value="0.374832232558636" calcext:value-type="float">
            <text:p>0.374832232558636</text:p>
          </table:table-cell>
          <table:table-cell office:value-type="float" office:value="0.386647410981379" calcext:value-type="float">
            <text:p>0.386647410981379</text:p>
          </table:table-cell>
          <table:table-cell office:value-type="float" office:value="0.410233662142663" calcext:value-type="float">
            <text:p>0.410233662142663</text:p>
          </table:table-cell>
          <table:table-cell office:value-type="float" office:value="0.41393434979045" calcext:value-type="float">
            <text:p>0.41393434979045</text:p>
          </table:table-cell>
          <table:table-cell office:value-type="float" office:value="0.432145184073753" calcext:value-type="float">
            <text:p>0.432145184073753</text:p>
          </table:table-cell>
          <table:table-cell office:value-type="float" office:value="0.345355237319043" calcext:value-type="float">
            <text:p>0.345355237319043</text:p>
          </table:table-cell>
          <table:table-cell office:value-type="float" office:value="0.375201193115856" calcext:value-type="float">
            <text:p>0.375201193115856</text:p>
          </table:table-cell>
          <table:table-cell office:value-type="float" office:value="0.353391932143671" calcext:value-type="float">
            <text:p>0.353391932143671</text:p>
          </table:table-cell>
          <table:table-cell office:value-type="float" office:value="0.367687100857127" calcext:value-type="float">
            <text:p>0.36768710085712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F (all data)</text:p>
          </table:table-cell>
          <table:table-cell office:value-type="float" office:value="0.444001870128927" calcext:value-type="float">
            <text:p>0.444001870128927</text:p>
          </table:table-cell>
          <table:table-cell office:value-type="float" office:value="0.166010240942622" calcext:value-type="float">
            <text:p>0.166010240942622</text:p>
          </table:table-cell>
          <table:table-cell office:value-type="float" office:value="0.594594594594595" calcext:value-type="float">
            <text:p>0.594594594594595</text:p>
          </table:table-cell>
          <table:table-cell office:value-type="float" office:value="0.378871156824828" calcext:value-type="float">
            <text:p>0.378871156824828</text:p>
          </table:table-cell>
          <table:table-cell office:value-type="float" office:value="0.42066084839109" calcext:value-type="float">
            <text:p>0.42066084839109</text:p>
          </table:table-cell>
          <table:table-cell office:value-type="float" office:value="0.433935653198463" calcext:value-type="float">
            <text:p>0.433935653198463</text:p>
          </table:table-cell>
          <table:table-cell office:value-type="float" office:value="0.40382314098428" calcext:value-type="float">
            <text:p>0.40382314098428</text:p>
          </table:table-cell>
          <table:table-cell office:value-type="float" office:value="0.42420364030643" calcext:value-type="float">
            <text:p>0.42420364030643</text:p>
          </table:table-cell>
          <table:table-cell office:value-type="float" office:value="0.334052364229606" calcext:value-type="float">
            <text:p>0.334052364229606</text:p>
          </table:table-cell>
          <table:table-cell office:value-type="float" office:value="0.383848470503101" calcext:value-type="float">
            <text:p>0.383848470503101</text:p>
          </table:table-cell>
          <table:table-cell office:value-type="float" office:value="0.356948273694338" calcext:value-type="float">
            <text:p>0.356948273694338</text:p>
          </table:table-cell>
          <table:table-cell office:value-type="float" office:value="0.383533169370761" calcext:value-type="float">
            <text:p>0.3835331693707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G</text:p>
          </table:table-cell>
          <table:table-cell office:value-type="float" office:value="0.36457024546547" calcext:value-type="float">
            <text:p>0.36457024546547</text:p>
          </table:table-cell>
          <table:table-cell office:value-type="float" office:value="0.170054451368714" calcext:value-type="float">
            <text:p>0.170054451368714</text:p>
          </table:table-cell>
          <table:table-cell office:value-type="float" office:value="0.597744360902256" calcext:value-type="float">
            <text:p>0.597744360902256</text:p>
          </table:table-cell>
          <table:table-cell office:value-type="float" office:value="0.349553398671311" calcext:value-type="float">
            <text:p>0.349553398671311</text:p>
          </table:table-cell>
          <table:table-cell office:value-type="float" office:value="0.3485478661731" calcext:value-type="float">
            <text:p>0.3485478661731</text:p>
          </table:table-cell>
          <table:table-cell office:value-type="float" office:value="0.362899787411251" calcext:value-type="float">
            <text:p>0.362899787411251</text:p>
          </table:table-cell>
          <table:table-cell office:value-type="float" office:value="0.341736949114359" calcext:value-type="float">
            <text:p>0.341736949114359</text:p>
          </table:table-cell>
          <table:table-cell office:value-type="float" office:value="0.36048413576691" calcext:value-type="float">
            <text:p>0.36048413576691</text:p>
          </table:table-cell>
          <table:table-cell office:value-type="float" office:value="0.356576838017299" calcext:value-type="float">
            <text:p>0.356576838017299</text:p>
          </table:table-cell>
          <table:table-cell office:value-type="float" office:value="0.360400846995389" calcext:value-type="float">
            <text:p>0.360400846995389</text:p>
          </table:table-cell>
          <table:table-cell office:value-type="float" office:value="0.351351941380486" calcext:value-type="float">
            <text:p>0.351351941380486</text:p>
          </table:table-cell>
          <table:table-cell office:value-type="float" office:value="0.361461026888736" calcext:value-type="float">
            <text:p>0.3614610268887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H </text:p>
          </table:table-cell>
          <table:table-cell office:value-type="float" office:value="0.451063161950162" calcext:value-type="float">
            <text:p>0.451063161950162</text:p>
          </table:table-cell>
          <table:table-cell office:value-type="float" office:value="0.594594594594595" calcext:value-type="float">
            <text:p>0.594594594594595</text:p>
          </table:table-cell>
          <table:table-cell office:value-type="float" office:value="0.157683336119295" calcext:value-type="float">
            <text:p>0.157683336119295</text:p>
          </table:table-cell>
          <table:table-cell office:value-type="float" office:value="0.41202095719385" calcext:value-type="float">
            <text:p>0.41202095719385</text:p>
          </table:table-cell>
          <table:table-cell office:value-type="float" office:value="0.407883011802108" calcext:value-type="float">
            <text:p>0.407883011802108</text:p>
          </table:table-cell>
          <table:table-cell office:value-type="float" office:value="0.443530215936228" calcext:value-type="float">
            <text:p>0.443530215936228</text:p>
          </table:table-cell>
          <table:table-cell office:value-type="float" office:value="0.406248913446552" calcext:value-type="float">
            <text:p>0.406248913446552</text:p>
          </table:table-cell>
          <table:table-cell office:value-type="float" office:value="0.438130736436469" calcext:value-type="float">
            <text:p>0.438130736436469</text:p>
          </table:table-cell>
          <table:table-cell office:value-type="float" office:value="0.41948681156656" calcext:value-type="float">
            <text:p>0.41948681156656</text:p>
          </table:table-cell>
          <table:table-cell office:value-type="float" office:value="0.427677093172899" calcext:value-type="float">
            <text:p>0.427677093172899</text:p>
          </table:table-cell>
          <table:table-cell office:value-type="float" office:value="0.414465091960181" calcext:value-type="float">
            <text:p>0.414465091960181</text:p>
          </table:table-cell>
          <table:table-cell office:value-type="float" office:value="0.440859369253647" calcext:value-type="float">
            <text:p>0.440859369253647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Max/Min</text:p>
          </table:table-cell>
          <table:table-cell table:formula="of:=MAX([.B2:.B19])" office:value-type="float" office:value="0.796956150176173" calcext:value-type="float">
            <text:p>0.796956150176173</text:p>
          </table:table-cell>
          <table:table-cell table:formula="of:=MIN([.C2:.C19])" office:value-type="float" office:value="0.0585914158779938" calcext:value-type="float">
            <text:p>0.058591415877994</text:p>
          </table:table-cell>
          <table:table-cell table:formula="of:=MAX([.D2:.D19])" office:value-type="float" office:value="0.872340425531915" calcext:value-type="float">
            <text:p>0.872340425531915</text:p>
          </table:table-cell>
          <table:table-cell table:formula="of:=MAX([.E2:.E19])" office:value-type="float" office:value="0.618671845322913" calcext:value-type="float">
            <text:p>0.618671845322913</text:p>
          </table:table-cell>
          <table:table-cell table:formula="of:=MAX([.F2:.F19])" office:value-type="float" office:value="0.664038594082746" calcext:value-type="float">
            <text:p>0.664038594082746</text:p>
          </table:table-cell>
          <table:table-cell table:formula="of:=MAX([.G2:.G19])" office:value-type="float" office:value="0.720465110397333" calcext:value-type="float">
            <text:p>0.720465110397333</text:p>
          </table:table-cell>
          <table:table-cell table:formula="of:=MAX([.H2:.H19])" office:value-type="float" office:value="0.781003555057693" calcext:value-type="float">
            <text:p>0.781003555057693</text:p>
          </table:table-cell>
          <table:table-cell table:formula="of:=MAX([.I2:.I19])" office:value-type="float" office:value="0.796440385452083" calcext:value-type="float">
            <text:p>0.796440385452083</text:p>
          </table:table-cell>
          <table:table-cell table:formula="of:=MAX([.J2:.J19])" office:value-type="float" office:value="0.729135219952162" calcext:value-type="float">
            <text:p>0.729135219952162</text:p>
          </table:table-cell>
          <table:table-cell table:formula="of:=MAX([.K2:.K19])" office:value-type="float" office:value="0.752319562543076" calcext:value-type="float">
            <text:p>0.752319562543076</text:p>
          </table:table-cell>
          <table:table-cell table:formula="of:=MAX([.L2:.L19])" office:value-type="float" office:value="0.736346625076031" calcext:value-type="float">
            <text:p>0.736346625076031</text:p>
          </table:table-cell>
          <table:table-cell table:formula="of:=MAX([.M2:.M19])" office:value-type="float" office:value="0.767160391869464" calcext:value-type="float">
            <text:p>0.767160391869464</text:p>
          </table:table-cell>
          <table:table-cell table:number-columns-repeated="1011"/>
        </table:table-row>
      </table:table>
      <table:table table:name="Site_Best_Rules" table:style-name="ta1">
        <table:table-column table:style-name="co10" table:number-columns-repeated="3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0" table:number-columns-repeated="2" table:default-cell-style-name="ce1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Lower Bound</text:p>
          </table:table-cell>
          <table:table-cell office:value-type="string" calcext:value-type="string">
            <text:p>Upper Bound</text:p>
          </table:table-cell>
          <table:table-cell office:value-type="string" calcext:value-type="string">
            <text:p>Seq Lower</text:p>
          </table:table-cell>
          <table:table-cell office:value-type="string" calcext:value-type="string">
            <text:p>Seq Upper</text:p>
          </table:table-cell>
        </table:table-row>
        <table:table-row table:style-name="ro1">
          <table:table-cell table:style-name="Default" office:value-type="string" calcext:value-type="string">
            <text:p>Sequence 2</text:p>
          </table:table-cell>
          <table:table-cell table:style-name="Default" office:value-type="string" calcext:value-type="string">
            <text:p>npp_c_cali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ir_TempC_Min</text:p>
          </table:table-cell>
          <table:table-cell table:style-name="Default" office:value-type="float" office:value="-11.19" calcext:value-type="float">
            <text:p>-11.19</text:p>
          </table:table-cell>
          <table:table-cell table:style-name="Default" office:value-type="float" office:value="0.0437664794477509" calcext:value-type="float">
            <text:p>0.043766479447751</text:p>
          </table:table-cell>
          <table:table-cell table:number-columns-repeated="2" table:style-name="Default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7">00/00/0000</text:date>, <text:time style:data-style-name="N2" text:time-value="09:25:52.2056089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1T11:42:05.592796170</meta:creation-date>
    <meta:generator>LibreOffice/6.0.7.3$Linux_X86_64 LibreOffice_project/00m0$Build-3</meta:generator>
    <dc:date>2023-09-27T09:33:52.870183620</dc:date>
    <meta:editing-duration>PT2H5M38S</meta:editing-duration>
    <meta:editing-cycles>27</meta:editing-cycles>
    <meta:document-statistic meta:table-count="3" meta:cell-count="256" meta:object-count="0"/>
  </office:meta>
</office:document-meta>
</file>